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rial" svg:font-family="Arial" style:font-family-generic="swiss" style:font-pitch="variable" svg:panose-1="2 11 6 4 2 2 2 2 2 4"/>
  </office:font-face-decls>
  <office:automatic-styles>
    <style:style style:name="P1" style:parent-style-name="Title" style:master-page-name="MP0" style:family="paragraph">
      <style:paragraph-properties fo:break-before="page"/>
    </style:style>
    <style:style style:name="T2" style:parent-style-name="Hyperlink" style:family="text">
      <style:text-properties style:font-name="Arial" style:font-name-complex="Arial" fo:language="en"/>
    </style:style>
    <style:style style:name="T3" style:parent-style-name="DefaultParagraphFont" style:family="text">
      <style:text-properties fo:language="en"/>
    </style:style>
    <style:style style:name="T4" style:parent-style-name="DefaultParagraphFont" style:family="text">
      <style:text-properties fo:language="en"/>
    </style:style>
    <style:style style:name="P5" style:parent-style-name="NoSpacing" style:family="paragraph">
      <style:text-properties fo:language="en"/>
    </style:style>
    <style:style style:name="T6" style:parent-style-name="DefaultParagraphFont" style:family="text">
      <style:text-properties fo:language="en"/>
    </style:style>
    <style:style style:name="T7" style:parent-style-name="Hyperlink" style:family="text">
      <style:text-properties style:font-name="Arial" style:font-name-complex="Arial" fo:language="en"/>
    </style:style>
    <style:style style:name="T8" style:parent-style-name="DefaultParagraphFont" style:family="text">
      <style:text-properties fo:language="en"/>
    </style:style>
    <style:style style:name="T9" style:parent-style-name="DefaultParagraphFont" style:family="text">
      <style:text-properties fo:font-style="italic" style:font-style-asian="italic" fo:language="en"/>
    </style:style>
    <style:style style:name="T10" style:parent-style-name="DefaultParagraphFont" style:family="text">
      <style:text-properties fo:language="en"/>
    </style:style>
    <style:style style:name="T11" style:parent-style-name="DefaultParagraphFont" style:family="text">
      <style:text-properties fo:language="en"/>
    </style:style>
    <style:style style:name="T12" style:parent-style-name="DefaultParagraphFont" style:family="text">
      <style:text-properties fo:language="en"/>
    </style:style>
    <style:style style:name="T13" style:parent-style-name="DefaultParagraphFont" style:family="text">
      <style:text-properties fo:language="en"/>
    </style:style>
    <style:style style:name="T14" style:parent-style-name="DefaultParagraphFont" style:family="text">
      <style:text-properties fo:language="en"/>
    </style:style>
    <style:style style:name="T15" style:parent-style-name="DefaultParagraphFont" style:family="text">
      <style:text-properties fo:language="en"/>
    </style:style>
    <style:style style:name="T16" style:parent-style-name="DefaultParagraphFont" style:family="text">
      <style:text-properties fo:language="en"/>
    </style:style>
    <style:style style:name="T17" style:parent-style-name="DefaultParagraphFont" style:family="text">
      <style:text-properties fo:language="en"/>
    </style:style>
    <style:style style:name="T18" style:parent-style-name="DefaultParagraphFont" style:family="text">
      <style:text-properties fo:language="en"/>
    </style:style>
  </office:automatic-styles>
  <office:body>
    <office:text text:use-soft-page-breaks="true">
      <text:p text:style-name="P1">Parallel Mantid prototype using MPI</text:p>
      <text:h text:style-name="Heading1" text:outline-level="1">Introduction</text:h>
      <text:p text:style-name="NoSpacing"/>
      <text:p text:style-name="NoSpacing">This is a description of the initial prototype of the ability to run parallel Mantid jobs using MPI. <text:s/>It will serve as a starting point<text:s/>for discussions that will feed into the design going forward (see<text:s/>the detailed design document (DDD):<text:s/><text:a xlink:href="https://github.com/mantidproject/documents/blob/master/Design/ParallelAnalysis/Parallel_Analysis_Detailed_Design.docx" office:target-frame-name="_top" xlink:show="replace"><text:span text:style-name="Hyperlink">https://github.com/mantidproject/documents/blob/master</text:span><text:span text:style-name="Hyperlink">/Design/ParallelAnalysis/Parallel_Analysis_Detailed_Design.docx</text:span></text:a>).<text:s/></text:p>
      <text:p text:style-name="NoSpacing"/>
      <text:p text:style-name="NoSpacing">All of the code discussed here is in the main Mantid repository at<text:s/><text:a xlink:href="https://github.com/mantidproject/mantid" office:target-frame-name="_top" xlink:show="replace"><text:span text:style-name="Hyperlink">https://github.com/mantidproject/mantid</text:span></text:a>. The relevant changesets<text:s/>can be viewed under<text:s/><text:a xlink:href="http://trac.mantidproject.org/mantid/ticket/3076" office:target-frame-name="_top" xlink:show="replace"><text:span text:style-name="Hyperlink">http://trac.mantidproject.org/mantid/ticket/3076</text:span></text:a><text:s/>(most are found in the directory<text:s/><text:a xlink:href="https://github.com/mantidproject/mantid/tree/master/Code/Mantid/Framework/MPIAlgorithms" office:target-frame-name="_top" xlink:show="replace"><text:span text:style-name="Hyperlink">https://github.com/mantidproject/mantid/tree/master/Code/Mantid/Framework/MPIAlgorithms</text:span></text:a>).<text:s/></text:p>
      <text:h text:style-name="Heading1" text:outline-level="1">Technology Choices</text:h>
      <text:p text:style-name="NoSpacing"/>
      <text:p text:style-name="NoSpacing">The question of whether or not parallel Mantid should use MPI or simply independent batch jobs was not fully addressed prior to<text:s/>the work described here, but should be for the DDD. Some of the pros and cons of using MPI are set out at the end of this document.</text:p>
      <text:p text:style-name="NoSpacing"/>
      <text:p text:style-name="NoSpacing">It seems clear that a Mantid installation for parallel/batch jobs will not require MantidPlot or MantidQt (our GUI layer). Less clear is whether the VATES extensions will be required (the indications seem to be no), but parallelization of visualization was considered to be outside the scope of this exercise. This allows a ‘Framework only’ build of Mantid to be used, which is helpful because it cuts down on the dependencies. This can be accomplished by pointing CMake at the Code/Mantid/Framework directory on the initial configuration of a build.</text:p>
      <text:p text:style-name="NoSpacing"/>
      <text:p text:style-name="NoSpacing">For interfacing with MPI, I chose to use Boost.MPI (<text:a xlink:href="http://www.boost.org/doc/html/mpi.html" office:target-frame-name="_top" xlink:show="replace"><text:span text:style-name="Hyperlink">http://</text:span><text:span text:style-name="T2">www.boost.org/doc/html/mpi.html</text:span></text:a><text:span text:style-name="T3">). This was motivated by the desirability of interacting with MPI in a ‘C++ way’ and because we already make heavy use of the Boost libraries in the project. Boost.MPI should work with any conformant MPI implementation (I used Open MPI), but note that it only supports MPI version 1.1 and that there is no sign that it is under active development.</text:span><text:span text:style-name="T4"><text:s/>I used the standard RHEL6 boost-openmpi package (which is version 1.41 of Boost) – as we do for all our Boost dependencies on this platform.</text:span></text:p>
      <text:p text:style-name="P5"/>
      <text:p text:style-name="NoSpacing"><text:span text:style-name="T6">The obvious way to launch and run batch Mantid jobs is via our Python API – i.e. the user submits a python script to mpirun. It is desirable to be able to interact with MPI directly from Python and I made the obvious choice here of using the Boost.MPI python bindings (</text:span><text:a xlink:href="http://mathema.tician.de/software/boostmpi" office:target-frame-name="_top" xlink:show="replace"><text:span text:style-name="T7">http://mathema.tician.de/software/boostmpi</text:span></text:a><text:span text:style-name="T8">). I do note, however, that since I made this choice the following comment appears on the referenced page: “</text:span><text:span text:style-name="T9">I've mostly discontinued maintenance of this package. It turns out mpi4py is a far better and more capable MPI wrapper. In the medium to short term, I would suggest switching any code depending on boostmpi to mpi4py.</text:span><text:span text:style-name="T10">” In principle, alternative bindings could be used, though there may be problems if we want to access boost MPI objects from python (we don’t at present).</text:span></text:p>
      <text:soft-page-break/>
      <text:p text:style-name="NoSpacing"><text:span text:style-name="T11">The test bed for this work</text:span><text:span text:style-name="T12"><text:s/></text:span><text:span text:style-name="T13">is the SNS’s Atipa cluster (chadwick.sns.gov). This runs<text:s/></text:span><text:span text:style-name="T14">CentOS 6.0</text:span><text:span text:style-name="T15"><text:s/>(i.e. RHEL 6.0)</text:span><text:span text:style-name="T16"><text:s/>and supposedly<text:s/></text:span><text:span text:style-name="T17">T</text:span><text:span text:style-name="T18">orque &amp; Maui, though these do not appear to be configured correctly (I have just run mpirun directly).</text:span></text:p>
      <text:h text:style-name="Heading1" text:outline-level="1">Implementation description</text:h>
      <text:p text:style-name="NoSpacing"/>
      <text:p text:style-name="NoSpacing">Since we of course do not normally link to MPI, a custom build<text:s/>of Mantid<text:s/>is required. As noted above, this is a Mantid Framework only build, and is enable by setting the CMake variable MPI_BUILD to On/True. This has only been tested on RHEL 6 (and in the past on RHEL 5 before chadwick was upgraded) and only with Open MPI. This will then search for the MPI and Boost.MPI libraries, and will add the MPI algorithms to the build. An RPM can be created from this build (with ‘make package’).<text:s/>A further step is that the Boost.MPI python module needs to be built and installed.</text:p>
      <text:p text:style-name="NoSpacing"/>
      <text:p text:style-name="NoSpacing">The MPI-enabled<text:s/>build of Mantid handles<text:s/>MPI initialization and finalization in the FrameworkManager class.<text:s/>There are two MPI-specific C++ algorithms in Code/Mantid/Framework/MPIAlgorithms, which are discussed below. These provide the basic functionality required by my examples, but further algorithms could of course be written to implement additional MPI commands for workspaces.</text:p>
      <text:p text:style-name="NoSpacing"/>
      <text:p text:style-name="NoSpacing">As mentioned above, a ‘job’ is a python script, and two<text:s/>simple<text:s/>examples are provided in Code/Mantid/Framework/MPIAlgorithms/scripts - one using NOMAD (NOMAD_mpi_example.py) and the other POWGEN (PG3_mpi_example.py).<text:s/>Both are diffraction analyses.<text:s/>The NOMAD example is an almost entirely parallel analysis where only a portion of a datafile<text:s/>(a single bank)<text:s/>is loaded (determined by the process rank)<text:s/>and focussed. Only the final step uses MPI to any significant degree. In this step the single histograms from each<text:s/>process are summed (in the root process) to give the final result.</text:p>
      <text:p text:style-name="NoSpacing"/>
      <text:p text:style-name="NoSpacing">The POWGEN example uses MPI a little more. In this script a series of runs are fully loaded and<text:s/>focused into a single spectrum. One of these runs is a vanadium, which<text:s/>after focusing is<text:s/>distributed to<text:s/>the other processes and used for normalization.<text:s/>The single-spectra results are then passed to the root process, where they are stuck together (‘conjoined’ in Mantid parlance) into a single result workspace.</text:p>
      <text:p text:style-name="NoSpacing"/>
      <text:p text:style-name="NoSpacing">Note that the POWGEN example is just that: an example! It uses only small data files and so is only a short job even when being processed serially. On the other hand, this means it can be run on a single desktop (where nevertheless a speed-up can be observed if enough cores are available)!<text:s/>On the other hand, the NOMAD one<text:s/>can be run on very large (e.g. 70 GB) files. In these circumstances, significant speed ups are attained even against machines with large amounts of RAM. The main problem then becomes getting the input data to the correct place prior to running.</text:p>
      <text:p text:style-name="NoSpacing"/>
      <text:p text:style-name="NoSpacing"/>
      <text:h text:style-name="Heading1" text:outline-level="1">Benefits &amp; drawbacks of using MPI<text:s/>versus simple batch jobs</text:h>
      <text:p text:style-name="Normal"/>
      <text:p text:style-name="Subtitle">Pros:</text:p>
      <text:soft-page-break/>
      <text:p text:style-name="Normal">An MPI job knows its rank. This is useful for determining things like what data to load without having to pass it down from on high.</text:p>
      <text:p text:style-name="Normal">The output can be a single file which contains the full result. Otherwise some additional process is required to amalgamate the output from each individual</text:p>
      <text:p text:style-name="Subtitle">Cons:</text:p>
      <text:p text:style-name="Normal">A special build<text:s/>of Mantid is required.<text:s/></text:p>
      <text:p text:style-name="Normal">Dedicated scripts are required that<text:s/>likely<text:s/>could not be<text:s/>run on ‘normal’ Mantid without some modification.</text:p>
      <text:p text:style-name="Normal">Events cannot be (or should not be) passed between processes. Thus the final result has to be in histogram form.</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fo:font-weight="bold" style:font-weight-asian="bold" style:font-weight-complex="bold" fo:color="#365F91" fo:font-size="14pt" style:font-size-asian="14pt" style:font-size-complex="14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style:font-name-asian="Times New Roman" fo:color="#17365D" fo:letter-spacing="0.0034in" style:letter-kerning="true" fo:font-size="26pt" style:font-size-asian="26pt" style:font-size-complex="26pt" fo:hyphenate="false"/>
    </style:style>
    <style:style style:name="TitleChar" style:display-name="Title Char" style:family="text" style:parent-style-name="DefaultParagraphFont">
      <style:text-properties style:font-name="Cambria" style:font-name-asian="Times New Roman" style:font-name-complex="Times New Roman" fo:color="#17365D" fo:letter-spacing="0.0034in" style:letter-kerning="true" fo:font-size="26pt" style:font-size-asian="26pt" style:font-size-complex="26pt"/>
    </style:style>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TMLCite" style:display-name="HTML Cite" style:family="text" style:parent-style-name="DefaultParagraphFont">
      <style:text-properties fo:font-style="italic" style:font-style-asian="italic" style:font-style-complex="italic"/>
    </style:style>
    <style:style style:name="vshid2" style:display-name="vshid2" style:family="text" style:parent-style-name="DefaultParagraphFont">
      <style:text-properties text:display="none"/>
    </style:style>
    <style:style style:name="NoSpacing" style:display-name="No Spacing" style:family="paragraph">
      <style:paragraph-properties fo:margin-bottom="0in" fo:line-height="100%"/>
      <style:text-properties fo:hyphenate="false"/>
    </style:style>
    <style:style style:name="Subtitle" style:display-name="Subtitle" style:family="paragraph" style:parent-style-name="Normal" style:next-style-name="Normal">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fo:hyphenate="false"/>
    </style:style>
    <style:style style:name="SubtitleChar" style:display-name="Subtitle Char" style:family="text" style:parent-style-name="DefaultParagraphFont">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Russell Taylor</meta:initial-creator>
    <dc:creator>Russell Taylor</dc:creator>
    <meta:creation-date>2012-01-04T20:00:00Z</meta:creation-date>
    <dc:date>2012-01-05T19:28:00Z</dc:date>
    <meta:template xlink:href="Normal.dotm" xlink:type="simple"/>
    <meta:editing-cycles>9</meta:editing-cycles>
    <meta:editing-duration>PT25080S</meta:editing-duration>
    <meta:document-statistic meta:page-count="3" meta:paragraph-count="13" meta:word-count="1016" meta:character-count="6799" meta:row-count="48" meta:non-whitespace-character-count="5796"/>
  </office:meta>
</office:document-meta>
</file>